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officeooo:rsid="00167fdb" officeooo:paragraph-rsid="00167fdb"/>
    </style:style>
    <style:style style:name="P2" style:family="paragraph" style:parent-style-name="Standard" style:list-style-name="L2">
      <style:text-properties style:font-name="Times New Roman" officeooo:rsid="00167fdb" officeooo:paragraph-rsid="00167fdb"/>
    </style:style>
    <style:style style:name="P3" style:family="paragraph" style:parent-style-name="Standard">
      <style:text-properties style:font-name="Times New Roman" officeooo:rsid="0014fcb7" officeooo:paragraph-rsid="0014fcb7"/>
    </style:style>
    <style:style style:name="P4" style:family="paragraph" style:parent-style-name="Standard">
      <style:text-properties style:font-name="Andale Mono" officeooo:rsid="0014fcb7" officeooo:paragraph-rsid="0014fcb7"/>
    </style:style>
    <style:style style:name="P5" style:family="paragraph" style:parent-style-name="Standard">
      <style:text-properties style:font-name="Liberation Sans" officeooo:rsid="0014fcb7" officeooo:paragraph-rsid="0014fcb7"/>
    </style:style>
    <style:style style:name="P6" style:family="paragraph" style:parent-style-name="Standard">
      <style:text-properties fo:color="#000000" style:font-name="Liberation Sans" fo:font-size="13pt" officeooo:rsid="0014fcb7" officeooo:paragraph-rsid="0014fcb7" style:font-size-asian="13pt" style:font-size-complex="13pt"/>
    </style:style>
    <style:style style:name="P7" style:family="paragraph" style:parent-style-name="Heading_20_1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8" style:family="paragraph" style:parent-style-name="Heading_20_2">
      <style:text-properties fo:font-weight="normal" style:font-weight-asian="normal" style:font-weight-complex="normal"/>
    </style:style>
    <style:style style:name="T1" style:family="text">
      <style:text-properties officeooo:rsid="00167fdb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Group 1G [Melike, Enver, Sarp, Berk, Ufuk] Project Meetings</text:h>
      <text:h text:style-name="Heading_20_2" text:outline-level="2"/>
      <text:h text:style-name="P8" text:outline-level="2">Meeti<text:span text:style-name="T2">ng on Feb 12, 17:40</text:span></text:h>
      <text:p text:style-name="P4">Participants: Melike, Berk, Sarp, Ufuk, Enver</text:p>
      <text:p text:style-name="P4">Location: B Building Lab<text:span text:style-name="T1">307</text:span></text:p>
      <text:p text:style-name="P3"/>
      <text:p text:style-name="P6">Agenda:</text:p>
      <text:list xml:id="list5058092370881069699" text:style-name="L1">
        <text:list-item>
          <text:p text:style-name="P1">Deciding on regular meeting hours</text:p>
        </text:list-item>
        <text:list-item>
          <text:p text:style-name="P1">Creating GitHub repository</text:p>
        </text:list-item>
        <text:list-item>
          <text:p text:style-name="P1">Learning more about the assigned project, Quadrillion</text:p>
        </text:list-item>
      </text:list>
      <text:p text:style-name="P3"/>
      <text:p text:style-name="P5"/>
      <text:p text:style-name="P6">Action Items:</text:p>
      <text:list xml:id="list4959844155742124007" text:style-name="L2">
        <text:list-item>
          <text:p text:style-name="P2">[Melike] Created a GitHub repository and invited others as collaborators.</text:p>
        </text:list-item>
        <text:list-item>
          <text:p text:style-name="P2">[Berk] Created the required branches and directories.</text:p>
        </text:list-item>
        <text:list-item>
          <text:p text:style-name="P2">[All] Discussed how we can implement the game, problems we might have to deal with and how we can solve them.</text:p>
        </text:list-item>
        <text:list-item>
          <text:p text:style-name="P2">[Melike] Wrote a report for the meet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33:13.969960409</meta:creation-date>
    <dc:date>2019-02-12T23:49:21.921544171</dc:date>
    <meta:editing-duration>PT15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94" meta:character-count="569" meta:non-whitespace-character-count="495"/>
  </office:meta>
</office:document-meta>
</file>